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73142" officeooo:paragraph-rsid="00173142"/>
    </style:style>
    <style:style style:name="P2" style:family="paragraph" style:parent-style-name="Text_20_body">
      <style:text-properties officeooo:rsid="00185e6a" officeooo:paragraph-rsid="00185e6a"/>
    </style:style>
    <style:style style:name="P3" style:family="paragraph" style:parent-style-name="Text_20_body">
      <style:text-properties officeooo:rsid="00194bb5" officeooo:paragraph-rsid="00194bb5"/>
    </style:style>
    <style:style style:name="P4" style:family="paragraph" style:parent-style-name="Text_20_body">
      <style:text-properties fo:font-weight="normal" officeooo:rsid="00194bb5" officeooo:paragraph-rsid="00194bb5" style:font-weight-asian="normal" style:font-weight-complex="normal"/>
    </style:style>
    <style:style style:name="P5" style:family="paragraph" style:parent-style-name="Text_20_body">
      <style:text-properties officeooo:paragraph-rsid="00194bb5"/>
    </style:style>
    <style:style style:name="P6" style:family="paragraph" style:parent-style-name="Text_20_body">
      <style:text-properties officeooo:rsid="001c8841" officeooo:paragraph-rsid="001c8841"/>
    </style:style>
    <style:style style:name="P7" style:family="paragraph" style:parent-style-name="Heading_20_1" style:list-style-name="">
      <style:text-properties officeooo:rsid="001b06dd" officeooo:paragraph-rsid="001b06dd"/>
    </style:style>
    <style:style style:name="P8" style:family="paragraph" style:parent-style-name="Heading_20_2" style:list-style-name=""/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">
      <style:text-properties officeooo:rsid="001b06dd" officeooo:paragraph-rsid="001b06dd"/>
    </style:style>
    <style:style style:name="P11" style:family="paragraph" style:parent-style-name="Text_20_body" style:list-style-name="L1">
      <style:text-properties officeooo:rsid="00185e6a" officeooo:paragraph-rsid="00185e6a"/>
    </style:style>
    <style:style style:name="P12" style:family="paragraph" style:parent-style-name="Text_20_body" style:list-style-name="L1">
      <style:text-properties fo:font-weight="normal" officeooo:rsid="00185e6a" officeooo:paragraph-rsid="00185e6a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194bb5" officeooo:paragraph-rsid="00194bb5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194bb5" officeooo:paragraph-rsid="00194bb5" style:font-weight-asian="normal" style:font-weight-complex="normal"/>
    </style:style>
    <style:style style:name="P15" style:family="paragraph" style:parent-style-name="Text_20_body" style:list-style-name="L3">
      <style:text-properties officeooo:rsid="00194bb5" officeooo:paragraph-rsid="00194bb5"/>
    </style:style>
    <style:style style:name="P16" style:family="paragraph" style:parent-style-name="Text_20_body" style:list-style-name="L3">
      <style:text-properties officeooo:rsid="001eab0c" officeooo:paragraph-rsid="001eab0c"/>
    </style:style>
    <style:style style:name="P17" style:family="paragraph" style:parent-style-name="Text_20_body">
      <style:text-properties officeooo:rsid="001eab0c" officeooo:paragraph-rsid="001eab0c"/>
    </style:style>
    <style:style style:name="T1" style:family="text">
      <style:text-properties officeooo:rsid="00185e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8841"/>
    </style:style>
    <style:style style:name="T4" style:family="text">
      <style:text-properties officeooo:rsid="001d60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What Windows stuff will we be using?</text:h>
      <text:h text:style-name="P10" text:outline-level="1"/>
      <text:h text:style-name="P10" text:outline-level="1">Windows File Manager – to extract the zip file we will download with Microsoft Edge Browser</text:h>
      <text:h text:style-name="P10" text:outline-level="1">Microsoft Edge Browser – to download stuff and show our simple web site</text:h>
      <text:h text:style-name="P10" text:outline-level="1">Windows Notepad – to edit files</text:h>
      <text:h text:style-name="P10" text:outline-level="1"/>
      <text:h text:style-name="Heading_20_1" text:outline-level="1">Setup</text:h>
      <text:p text:style-name="Text_20_body"/>
      <text:p text:style-name="P1">So these steps may look a bit scary for some of you, but don’t worry I can help.</text:p>
      <text:p text:style-name="P1"/>
      <text:p text:style-name="P1"><text:span text:style-name="T3">1</text:span>) Download <text:a xlink:type="simple" xlink:href="https://gbc.pellcorp.com/sample.zip" text:style-name="Internet_20_link" text:visited-style-name="Visited_20_Internet_20_Link">https://gbc.pellcorp.com/</text:a><text:a xlink:type="simple" xlink:href="https://gbc.pellcorp.com/sample.zip" text:style-name="Internet_20_link" text:visited-style-name="Visited_20_Internet_20_Link"><text:span text:style-name="T4">static-</text:span></text:a><text:a xlink:type="simple" xlink:href="https://gbc.pellcorp.com/sample.zip" text:style-name="Internet_20_link" text:visited-style-name="Visited_20_Internet_20_Link">sample.zip</text:a> to Downloads directory and <text:span text:style-name="T1">Extract All to Downloads/</text:span><text:span text:style-name="T4">static-sample directory.</text:span></text:p>
      <text:p text:style-name="P1"/>
      <text:p text:style-name="P6">2) Use Windows File Explorer to find the Downloads/<text:span text:style-name="T4">static-</text:span>sample/index.html and double click it to open it with Edge.</text:p>
      <text:h text:style-name="P8" text:outline-level="2"/>
      <text:h text:style-name="P9" text:outline-level="2"><text:span text:style-name="T3">Cat Quotes </text:span>Website</text:h>
      <text:p text:style-name="Text_20_body"/>
      <text:p text:style-name="P2"><text:span text:style-name="T4">T</text:span>his cat quotes web site is very basic.</text:p>
      <text:p text:style-name="P2"/>
      <text:list xml:id="list2707319707" text:style-name="L1">
        <text:list-item>
          <text:p text:style-name="P11">It has a title: <text:span text:style-name="T2">Cat Bible Quotes</text:span></text:p>
        </text:list-item>
        <text:list-item>
          <text:p text:style-name="P12">It has a cute cat photo</text:p>
        </text:list-item>
        <text:list-item>
          <text:p text:style-name="P13">It has a random quote in yellow</text:p>
        </text:list-item>
      </text:list>
      <text:p text:style-name="P4"/>
      <text:p text:style-name="P4">There are <text:span text:style-name="T3">3</text:span> files <text:span text:style-name="T4">static-sample.zip file you will extract:</text:span></text:p>
      <text:p text:style-name="P4"/>
      <text:list xml:id="list3858548841" text:style-name="L2">
        <text:list-item>
          <text:p text:style-name="P14">The index.html is the file that Edge will first read to display the web site</text:p>
        </text:list-item>
        <text:list-item>
          <text:p text:style-name="P14">The cat.jpg – is a cute cat picture</text:p>
        </text:list-item>
        <text:list-item>
          <text:p text:style-name="P14">The dog.jpg – is a cute dogs picture</text:p>
        </text:list-item>
      </text:list>
      <text:p text:style-name="P5"/>
      <text:h text:style-name="P9" text:outline-level="2">Exercises</text:h>
      <text:p text:style-name="Text_20_body"/>
      <text:list xml:id="list612385455" text:style-name="L3">
        <text:list-item>
          <text:p text:style-name="P15">Change the Web Page Title</text:p>
        </text:list-item>
        <text:list-item>
          <text:p text:style-name="P15">Change the colour of the quote text (from yellow to something else)</text:p>
        </text:list-item>
        <text:list-item>
          <text:p text:style-name="P15">Change the background colour of the web site</text:p>
        </text:list-item>
        <text:list-item>
          <text:p text:style-name="P15">Change the background image to the dog.jpg picture.</text:p>
        </text:list-item>
        <text:list-item>
          <text:p text:style-name="P15">Change the size of the quote text</text:p>
        </text:list-item>
        <text:list-item>
          <text:p text:style-name="P15">Change the location (move it to the right, to the left, etc) of the quote text</text:p>
        </text:list-item>
        <text:list-item>
          <text:p text:style-name="P15">Add some extra text to the page</text:p>
        </text:list-item>
        <text:list-item>
          <text:p text:style-name="P15">Add the cat.jpg as a normal image (not a background image), using the `img` tag. <text:s text:c="2"/>You might need to ask google how to do this. </text:p>
        </text:list-item>
        <text:list-item>
          <text:p text:style-name="P16">Change a quote</text:p>
        </text:list-item>
        <text:list-item>
          <text:p text:style-name="P16">Add a new quote</text:p>
        </text:list-item>
        <text:list-item>
          <text:p text:style-name="P16">Change to always return the same quote</text:p>
        </text:list-item>
      </text:list>
      <text:p text:style-name="P1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9:28:42.358403978</meta:creation-date>
    <dc:date>2022-10-11T11:16:14.602690569</dc:date>
    <meta:editing-duration>PT15M44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3" meta:paragraph-count="29" meta:word-count="277" meta:character-count="1479" meta:non-whitespace-character-count="1240"/>
  </office:meta>
</office:document-meta>
</file>